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bold"/>
    </style:style>
    <style:style style:name="T3" style:family="text">
      <style:text-properties fo:color="#ff950e"/>
    </style:style>
    <style:style style:name="T4" style:family="text">
      <style:text-properties fo:color="#ff950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Z katalogu "vendor" przenosimy wszystkie strony z błędami:<text:line-break/><text:line-break/>C:\sf2-git-tutorials\shop\vendor\symfony\symfony\src\Symfony\Bundle\TwigBundle\Resources\<text:span text:style-name="T4">views</text:span><text:line-break/><text:line-break/>2. Do katalogu:<text:line-break/><text:line-break/>C:\sf2-git-tutorials\shop\app\Resources\<text:span text:style-name="T2">TwigBundle\views</text:span><text:line-break/><text:line-break/><text:span text:style-name="T1">Exception<text:line-break/>layout.html.twig</text:span><text:line-break/><text:line-break/><text:line-break/>Dla strony app_dev.php:<text:line-break/>http://shop.localhost/app_dev.php/product/3347/asus-cp6230<text:line-break/>szablon strony z błędem to: <text:line-break/>app/Resources/TwigBundle/views/Exception/exception.html.twig<text:line-break/><text:line-break/>Dla strony app.php:<text:line-break/>http://shop.localhost/product/3347/asus-cp6230<text:line-break/>szablon strony z błędem to: <text:line-break/>app/Resources/TwigBundle/views/Exception/error.html.twig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5S</meta:editing-duration>
    <meta:editing-cycles>4</meta:editing-cycles>
    <meta:generator>OpenOffice.org/3.3$Win32 OpenOffice.org_project/330m20$Build-9567</meta:generator>
    <dc:date>2015-09-25T15:53:31.03</dc:date>
    <dc:creator>szymon idczak</dc:creator>
    <meta:document-statistic meta:table-count="0" meta:image-count="0" meta:object-count="0" meta:page-count="1" meta:paragraph-count="1" meta:word-count="36" meta:character-count="590"/>
    <meta:user-defined meta:name="Info 1"/>
    <meta:user-defined meta:name="Info 2"/>
    <meta:user-defined meta:name="Info 3"/>
    <meta:user-defined meta:name="Info 4"/>
  </office:meta>
</office:document-meta>
</file>